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e laboratorio 1 : navier-stoke en un solo nucleo.</text:p>
      <text:p text:style-name="Standard"/>
      <text:p text:style-name="Standard">El objetivo de este laboratorio fue la implementacion de mejoras sobre un codigo base de una simulacion de fluido de navier-stoke para que corra en una cpu.</text:p>
      <text:p text:style-name="Standard"/>
      <text:p text:style-name="Standard">El primer paso fue utilizar un profiler (en particular utilice gprof y cachegrind) para medir que funciones consumian mayor cantidad de tiempo. Los resultados para el codigo base fueron que el lin_solve consumia 88% del tiempo, advect 6%, <text:s/>project 5%, mientras que el resto de las funciones estaban por debajo del 1%.</text:p>
      <text:p text:style-name="Standard"/>
      <text:p text:style-name="Standard">Antes de comenzar a modificar el código se agregaron los flags de compilacion -ffast-math (para una version flexible de las operaciones de punto flotante y mas rapida), -fprefetch-loop-arrays (prefetching de memoria), -funroll-loops (unrolling automatico) (En el caso de icc se usaron flags similares). Con estos flags se obtuvo una mejora de alrededor del 10%. </text:p>
      <text:p text:style-name="Standard"><text:tab/></text:p>
      <text:p text:style-name="Standard">Se observo que dado como estaba definido el macro #define IX(i,j) ((i)+(n+2)*(j)) y el orden de los indices en los loops, se recorrian las matrices en orden column-major lo que perjudica el utilizamiento de la cache, y no se ve favorecido por las optimizaciones de prefetching. Se modificaron todas las funciones para comenzar a utilizar el orden row-major.</text:p>
      <text:p text:style-name="Standard"/>
      <text:p text:style-name="Standard">Se pidio un reporte al compilador para ver que loops se podian vectorizar automaticamente. Se observo que algunos loops no podian ser vectorizados automaticamente debido a posibles dependecias en los datos que el compilador no podia resolver (ej: problema del aliasing). Para resolver este problema, se agrego la keyword <text:span text:style-name="T1">__restrict__</text:span> en la signatura <text:span text:style-name="T2">add_source</text:span> y <text:span text:style-name="T2">project. </text:span><text:span text:style-name="T3">El compilador icc notifico que vectorizo los loops en ambas funciones, mientras que gcc solo pudo vectorizar el de </text:span><text:span text:style-name="T2">add_source. </text:span><text:span text:style-name="T3">Dada esto, se decidio que </text:span><text:span text:style-name="T2">project</text:span><text:span text:style-name="T3"> se tendria que optimizar manualmente.</text:span></text:p>
      <text:p text:style-name="P1"/>
      <text:p text:style-name="P1">Hechas estas modificaciones superficiales, se emprendió en la optimizaciones mas agresivas. OPTIMIZACION LIN_SOLVE 1 : se cambia :</text:p>
      <text:p text:style-name="P1"/>
      <text:p text:style-name="P1"><text:s/>x[IX(j, i)] = (x0[IX(j, i)] + a * (x[IX(j - 1, i)] + x[IX(j + 1, i)] + x[IX(j, i - 1)] + x[IX(j, i + 1)]) ) / c;</text:p>
      <text:p text:style-name="P1"/>
      <text:p text:style-name="P1">por : <text:s/></text:p>
      <text:p text:style-name="P1"/>
      <text:p text:style-name="P1">x[IX(j, i)] = res = (x0[IX(j, i)] + a * (res + x[IX(j + 1, i)] + x[IX(j, i - 1)] + x[IX(j, i + 1)]) ) / c;</text:p>
      <text:p text:style-name="P1"/>
      <text:p text:style-name="P1">donde res se inicializa a x[IX(0, i)] antes del loop interno.</text:p>
      <text:p text:style-name="P1"/>
      <text:p text:style-name="P1">Con este cambio se redujo el tiempo en aprox. 50% con gcc y 25% con icc. En esta optimizacion esta la clave</text:p>
      <text:p text:style-name="P1"/>
      <text:p text:style-name="Standard"><text:span text:style-name="T2">FALTA EXPLICACION</text:span><text:span text:style-name="T3"> – Hay mucha diferencia entre gcc (rapido) e icc (mas lento).</text:span></text:p>
      <text:p text:style-name="P1"/>
      <text:p text:style-name="Standard"><text:span text:style-name="T3">OPTIMIZACION LIN_SOLVE 2 : usar </text:span><text:span text:style-name="T2">sse instrinsics </text:span><text:span text:style-name="T3">para obtener una ganancia por medio de la vectorización.</text:span></text:p>
      <text:p text:style-name="P1">Previamente : se reservo memoria alineada a 16 B para todas las matrices.</text:p>
      <text:p text:style-name="P1">La idea es dividir el procesado de cada fila de la matrix en 3 zonas : 2 bordes que no puedo procesar con operaciónes vectoriales por que tienen menos de 4 elementos y el centro. Se procesa un vector de 4 elementos utizando 4 vectores auxiliares (3 para la parte de arriba, abajo y derecha del stencil de x) y uno para x0. Se realizan todas las operaciones vectorialmente excepto la de sumar el elemento izquierdo del stencil. Esta ultimo se hace secuencialmente de izquierda a derecha. Se <text:soft-page-break/>aprovecha la idea de OPTIMIZACION LIN_SOLVE 1.</text:p>
      <text:p text:style-name="P1"/>
      <text:p text:style-name="P1">OPTIMIZACION PROJECT :</text:p>
      <text:p text:style-name="P1">Se vectorizo los loops en project utilizando la misma idea que en OPTIMIZACION LIN_SOLVE 2 <text:s/>de dividir en bordes y centro y vectorizar la mayor cantidad posible de datos. Fue mas sencillo debido a que no había una dependencia de datos como en lin_solve. </text:p>
      <text:p text:style-name="P1">Se utilizo la funcion memset para setear todos los elementos del vector p a 0.</text:p>
      <text:p text:style-name="P1"/>
      <text:p text:style-name="Standard">OPTIMIZACION ADVECT :</text:p>
      <text:p text:style-name="Standard">Para evitar el costo de los ifs que habia, se reemplazo (idem para y): </text:p>
      <text:p text:style-name="Standard"><text:s text:c="2"/>if (x &lt; 0.5f) { </text:p>
      <text:p text:style-name="Standard"><text:s text:c="6"/>x = 0.5f; </text:p>
      <text:p text:style-name="Standard"><text:s text:c="2"/>} else if (x &gt; n + 0.5f) { </text:p>
      <text:p text:style-name="Standard"><text:s text:c="6"/>x = n + 0.5f; </text:p>
      <text:p text:style-name="Standard"><text:s text:c="2"/>}</text:p>
      <text:p text:style-name="Standard">por la equivalencia : x = fminf(fmaxf(0.5f, x), n + 0.5f) <text:s/>lo que resulto en una mejora del 3%.</text:p>
      <text:p text:style-name="Standard">No se vectorizo esta función porque el acceso a la matriz d0 dependía de los valores de u y v en cada celda.</text:p>
      <text:p text:style-name="Standard"/>
      <text:p text:style-name="Standard">Observaciones :</text:p>
      <text:list xml:id="list90881955" text:style-name="L1">
        <text:list-item>
          <text:p text:style-name="P2">Se probo vectorizar add_source pero no acarreo ninguna mejora dado que los compiladores ya la vectorizan automáticamente debido a su simplicidad. Se preferio dejar la versión original, pero quedo comentada la versión vectorizada.</text:p>
        </text:list-item>
        <text:list-item>
          <text:p text:style-name="P2">Dado que set_bound es lineal en n, no consumia mucho tiempo por lo que se prefirió no modific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20:43:59</meta:creation-date>
    <dc:date>2013-03-16T16:27:54</dc:date>
    <meta:editing-duration>PT2H59M16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32" meta:word-count="735" meta:character-count="4210" meta:non-whitespace-character-count="3476"/>
  </office:meta>
</office:document-meta>
</file>